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75802" officeooo:paragraph-rsid="0007580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 momento puedo llegar a entender el porque este modulo existe en mi formacion en este ciclo, lo considero importante? Personalmente n demasiado debido a que noto que resulta algo mas útil para una persona que tenga la intencion de ser emprendodora, es decir, con la intencion de crear un negocio, el cual no es mi caso, pero aún así pienso que puede llegar a ser interesante de aprender.</text:p>
      <text:p text:style-name="P1"/>
      <text:p text:style-name="P1"/>
      <text:p text:style-name="P1">Con respecto a la segunda pregunta si, considero que son importantes, pero solamente para las empresar debido a que hacen ciertos procesos más agiles y efectivos lo que a su vez beneficia tanto al cliente como a la empresa en cierto modo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gl"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09T18:37:46.507548000</meta:creation-date>
    <dc:date>2025-09-09T18:43:44.073196200</dc:date>
    <meta:editing-duration>PT5M57S</meta:editing-duration>
    <meta:editing-cycles>1</meta:editing-cycles>
    <meta:document-statistic meta:table-count="0" meta:image-count="0" meta:object-count="0" meta:page-count="1" meta:paragraph-count="2" meta:word-count="112" meta:character-count="628" meta:non-whitespace-character-count="518"/>
    <meta:generator>LibreOffice/25.2.5.2$Windows_X86_64 LibreOffice_project/03d19516eb2e1dd5d4ccd751a0d6f35f35e08022</meta:generator>
  </office:meta>
</office:document-meta>
</file>